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ITYSCAP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MAPIL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per sample</text:p>
          </table:table-cell>
          <table:table-cell table:formula="of:=4*60/1000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dd:hh:mm:ss)</text:p>
          </table:table-cell>
          <table:table-cell table:style-name="ce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14]*[.$B$10]*[.$B$11]" office:value-type="float" office:value="52800" calcext:value-type="float">
            <text:p>52800</text:p>
          </table:table-cell>
          <table:table-cell table:style-name="ce4" table:formula="of:=TRUNC([.B14]/86400)&amp;&quot;:&quot;&amp;TRUNC(MOD([.B14];86400)/3600)&amp;&quot;:&quot;&amp;TRUNC(MOD([.B14];3600)/60)&amp;&quot;:&quot;&amp;TRUNC(MOD([.B14];60))" office:value-type="string" office:string-value="0:14:39:59" calcext:value-type="string">
            <text:p>0:14:39:59</text:p>
          </table:table-cell>
          <table:table-cell/>
        </table:table-row>
        <table:table-row table:style-name="ro1">
          <table:table-cell/>
          <table:table-cell table:style-name="ce2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7:27:46.028946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00:09.626209060</meta:creation-date>
    <dc:date>2017-11-14T08:58:04.733001834</dc:date>
    <meta:editing-duration>PT18H6M40S</meta:editing-duration>
    <meta:editing-cycles>9</meta:editing-cycles>
    <meta:generator>LibreOffice/5.1.6.2$Linux_X86_64 LibreOffice_project/10m0$Build-2</meta:generator>
    <meta:document-statistic meta:table-count="1" meta:cell-count="12" meta:object-count="0"/>
  </office:meta>
</office:document-meta>
</file>